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8176" calcext:value-type="float">
            <text:p>20.4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4272" calcext:value-type="float">
            <text:p>20.4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7696" calcext:value-type="float">
            <text:p>20.4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2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8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7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6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6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6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1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06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0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0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0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0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0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0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0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0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0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0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0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0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0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0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0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0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0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200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7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6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6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6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6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6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6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6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6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6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2</text:p>
          </table:table-cell>
          <table:table-cell office:value-type="string" calcext:value-type="string">
            <text:p>BUR-91A</text:p>
          </table:table-cell>
          <table:table-cell office:value-type="string" calcext:value-type="string">
            <text:p>199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0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910" meta:object-count="0"/>
    <meta:user-defined meta:name="AppVersion">3.0</meta:user-defined>
  </office:meta>
</office:document-meta>
</file>